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tyle="normal" officeooo:rsid="001b9ffb" officeooo:paragraph-rsid="001b9ffb" style:font-style-asian="normal" style:font-style-complex="normal"/>
    </style:style>
    <style:style style:name="P2" style:family="paragraph" style:parent-style-name="Standard">
      <style:paragraph-properties fo:text-align="justify" style:justify-single-word="false"/>
      <style:text-properties fo:font-style="normal" officeooo:rsid="000fad6a" officeooo:paragraph-rsid="001b9ffb" style:font-style-asian="normal" style:font-style-complex="normal"/>
    </style:style>
    <style:style style:name="P3" style:family="paragraph" style:parent-style-name="Standard">
      <style:paragraph-properties fo:text-align="justify" style:justify-single-word="false"/>
      <style:text-properties officeooo:rsid="000e736f" officeooo:paragraph-rsid="001b9ffb"/>
    </style:style>
    <style:style style:name="P4" style:family="paragraph" style:parent-style-name="Standard">
      <style:text-properties fo:font-style="italic" officeooo:rsid="001b9ffb" officeooo:paragraph-rsid="001b9ffb" style:font-style-asian="italic" style:font-style-complex="italic"/>
    </style:style>
    <style:style style:name="P5" style:family="paragraph" style:parent-style-name="Standard">
      <style:paragraph-properties fo:text-align="justify" style:justify-single-word="false"/>
      <style:text-properties fo:font-style="normal" officeooo:rsid="000fad6a" officeooo:paragraph-rsid="001b9ffb" style:font-style-asian="normal" style:font-style-complex="normal"/>
    </style:style>
    <style:style style:name="P6" style:family="paragraph" style:parent-style-name="Standard">
      <style:paragraph-properties fo:text-align="justify" style:justify-single-word="false"/>
      <style:text-properties fo:font-size="11pt" officeooo:paragraph-rsid="001b9ffb" style:font-size-asian="11pt" style:font-size-complex="11pt"/>
    </style:style>
    <style:style style:name="P7" style:family="paragraph" style:parent-style-name="Standard">
      <style:paragraph-properties fo:text-align="justify" style:justify-single-word="false"/>
      <style:text-properties fo:font-size="11pt" officeooo:rsid="000c7e88" officeooo:paragraph-rsid="001b9ffb" style:font-size-asian="11pt" style:font-size-complex="11pt"/>
    </style:style>
    <style:style style:name="P8" style:family="paragraph" style:parent-style-name="Standard">
      <style:paragraph-properties fo:text-align="justify" style:justify-single-word="false"/>
      <style:text-properties fo:font-size="11pt" officeooo:rsid="000c7e88" officeooo:paragraph-rsid="001e68bb" style:font-size-asian="11pt" style:font-size-complex="11pt"/>
    </style:style>
    <style:style style:name="P9" style:family="paragraph" style:parent-style-name="Standard">
      <style:paragraph-properties fo:text-align="justify" style:justify-single-word="false"/>
      <style:text-properties fo:font-size="11pt" fo:font-style="normal" officeooo:rsid="000b6640" officeooo:paragraph-rsid="001b9ffb" style:font-size-asian="11pt" style:font-style-asian="normal" style:font-size-complex="11pt" style:font-style-complex="normal"/>
    </style:style>
    <style:style style:name="P10" style:family="paragraph" style:parent-style-name="Standard">
      <style:paragraph-properties fo:text-align="justify" style:justify-single-word="false"/>
      <style:text-properties fo:font-size="11pt" fo:font-style="normal" officeooo:rsid="000c7e88" officeooo:paragraph-rsid="001b9ffb" style:font-size-asian="11pt" style:font-style-asian="normal" style:font-size-complex="11pt" style:font-style-complex="normal"/>
    </style:style>
    <style:style style:name="P11" style:family="paragraph" style:parent-style-name="Standard">
      <style:paragraph-properties fo:text-align="justify" style:justify-single-word="false"/>
      <style:text-properties fo:font-size="11pt" fo:font-style="normal" officeooo:rsid="001f3c7d" officeooo:paragraph-rsid="001b9ffb" style:font-size-asian="11pt" style:font-style-asian="normal" style:font-size-complex="11pt" style:font-style-complex="normal"/>
    </style:style>
    <style:style style:name="P12" style:family="paragraph" style:parent-style-name="Standard">
      <style:paragraph-properties fo:text-align="center" style:justify-single-word="false"/>
      <style:text-properties fo:font-size="20pt" fo:font-weight="bold" officeooo:rsid="001b9ffb" officeooo:paragraph-rsid="001b9ffb" style:font-size-asian="20pt" style:font-weight-asian="bold" style:font-size-complex="20pt" style:font-weight-complex="bold"/>
    </style:style>
    <style:style style:name="P13" style:family="paragraph" style:parent-style-name="Standard">
      <style:paragraph-properties fo:text-align="center" style:justify-single-word="false"/>
      <style:text-properties fo:font-weight="bold" officeooo:rsid="001b9ffb" officeooo:paragraph-rsid="001b9ffb" style:font-weight-asian="bold" style:font-weight-complex="bold"/>
    </style:style>
    <style:style style:name="T1" style:family="text">
      <style:text-properties officeooo:rsid="001b9ffb"/>
    </style:style>
    <style:style style:name="T2" style:family="text">
      <style:text-properties fo:font-style="italic" style:font-style-asian="italic" style:font-style-complex="italic"/>
    </style:style>
    <style:style style:name="T3" style:family="text">
      <style:text-properties fo:font-style="italic" officeooo:rsid="001cc2ca" style:font-style-asian="italic" style:font-style-complex="italic"/>
    </style:style>
    <style:style style:name="T4" style:family="text">
      <style:text-properties fo:font-style="italic" officeooo:rsid="001e68bb" style:font-style-asian="italic" style:font-style-complex="italic"/>
    </style:style>
    <style:style style:name="T5" style:family="text">
      <style:text-properties fo:font-style="italic" officeooo:rsid="000fad6a"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0c7e88" style:font-style-asian="normal" style:font-style-complex="normal"/>
    </style:style>
    <style:style style:name="T8" style:family="text">
      <style:text-properties fo:font-style="normal" officeooo:rsid="000d26f6" style:font-style-asian="normal" style:font-style-complex="normal"/>
    </style:style>
    <style:style style:name="T9" style:family="text">
      <style:text-properties fo:font-style="normal" officeooo:rsid="000e736f" style:font-style-asian="normal" style:font-style-complex="normal"/>
    </style:style>
    <style:style style:name="T10" style:family="text">
      <style:text-properties fo:font-style="normal" officeooo:rsid="000fad6a" style:font-style-asian="normal" style:font-style-complex="normal"/>
    </style:style>
    <style:style style:name="T11" style:family="text">
      <style:text-properties fo:font-style="normal" officeooo:rsid="001cc2ca" style:font-style-asian="normal" style:font-style-complex="normal"/>
    </style:style>
    <style:style style:name="T12" style:family="text">
      <style:text-properties fo:font-style="normal" officeooo:rsid="001e68bb" style:font-style-asian="normal" style:font-style-complex="normal"/>
    </style:style>
    <style:style style:name="T13" style:family="text">
      <style:text-properties fo:font-style="normal" officeooo:rsid="001f3c7d" style:font-style-asian="normal" style:font-style-complex="normal"/>
    </style:style>
    <style:style style:name="T14" style:family="text">
      <style:text-properties fo:font-style="normal" fo:font-weight="bold" officeooo:rsid="000fad6a" style:font-style-asian="normal" style:font-weight-asian="bold" style:font-style-complex="normal" style:font-weight-complex="bold"/>
    </style:style>
    <style:style style:name="T15" style:family="text">
      <style:text-properties fo:font-style="normal" fo:font-weight="bold" officeooo:rsid="000c7e88" style:font-style-asian="normal" style:font-weight-asian="bold" style:font-style-complex="normal" style:font-weight-complex="bold"/>
    </style:style>
    <style:style style:name="T16" style:family="text">
      <style:text-properties fo:font-style="normal" fo:font-weight="bold" officeooo:rsid="000f78e9" style:font-style-asian="normal" style:font-weight-asian="bold" style:font-style-complex="normal" style:font-weight-complex="bold"/>
    </style:style>
    <style:style style:name="T17" style:family="text">
      <style:text-properties fo:font-weight="bold" style:font-weight-asian="bold" style:font-weight-complex="bold"/>
    </style:style>
    <style:style style:name="T18" style:family="text">
      <style:text-properties officeooo:rsid="001cc2ca"/>
    </style:style>
    <style:style style:name="T19" style:family="text">
      <style:text-properties officeooo:rsid="0020493f"/>
    </style:style>
    <style:style style:name="T20" style:family="text">
      <style:text-properties officeooo:rsid="0020b94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La justice</text:p>
      <text:p text:style-name="P13">Correction de l’exercice à partir de l’anime <text:span text:style-name="T2">Death Note</text:span></text:p>
      <text:p text:style-name="P4"/>
      <text:p text:style-name="P1"/>
      <text:p text:style-name="P6"><text:span text:style-name="T7">1. </text:span><text:span text:style-name="T14">(3 points)</text:span><text:span text:style-name="T15"> </text:span><text:span text:style-name="T8">Light Yagami veut utiliser le Death Note pour rendre la société meilleure. Mais qu’est-ce qu’une société meilleure d’après lui ? Cette façon de voir les choses est-elle critiquable ?</text:span></text:p>
      <text:p text:style-name="P9"/>
      <text:p text:style-name="P9"><text:tab/><text:span text:style-name="T1">Pour Light Yagami, une société meilleure est celle qui est débarrassée des criminels. Light considère la société actuelle comme moralement corrompue : certains individus tuent, volent, violent, et le système judiciaire est trop inefficace pour les punir comme ils devraient l’être. La bonne chose à faire est donc de les supprimer par tous les moyens possibles.</text:span></text:p>
      <text:p text:style-name="P9"><text:tab/><text:span text:style-name="T1">Cette façon de voir les choses est critiquable : une société meilleure se définit-elle vraiment par le fait qu’aucun acte immoral n’y est commis ? Le problème, c’est que le mode d’action de Light (tuer sans sommation tous ceux qu’il considère comme coupable</text:span><text:span text:style-name="T20">s</text:span><text:span text:style-name="T1">) </text:span><text:span text:style-name="T18">risque de produire non pas une société en sécurité, mais bien une société dominée par la peur de Light lui-même. Par ailleurs, il n’est pas sûr que la sécurité soit la seule valeur qui importe : n’est-il pas également important que les gens puissent se sentir libres, même si cette liberté implique la possibilité de mal agir ?</text:span></text:p>
      <text:p text:style-name="P9"/>
      <text:p text:style-name="P7"><text:span text:style-name="T9">2</text:span><text:span text:style-name="T6">. </text:span><text:span text:style-name="T14">(3 points)</text:span><text:span text:style-name="T10"> Considérez-vous que Light Yagami est </text:span><text:span text:style-name="T5">coupable</text:span><text:span text:style-name="T10"> d’utiliser le Death Note, ou</text:span></text:p>
      <text:p text:style-name="P7"><text:span text:style-name="T10">considérez-vous qu’il a raison de le faire ? Précisez et argumentez votre position.</text:span></text:p>
      <text:p text:style-name="P10"/>
      <text:p text:style-name="P7"><text:span text:style-name="T6"><text:tab/></text:span><text:span text:style-name="T11">Du point de vue de Ryuk, Light a clairement le droit d’utiliser le Death Note : celui-ci appartient à celui qui le trouve.</text:span></text:p>
      <text:p text:style-name="P7"><text:span text:style-name="T11"><text:tab/>Mais qu’en est-il du point de vue légal ? Dans la mesure où le Death Note est défini comme un objet capable de tuer, il faut dire que le Death Note est une </text:span><text:span text:style-name="T3">arme</text:span><text:span text:style-name="T11">, exactement comme le serait un pistolet. De même que nous n’avons légalement pas le droit d’utiliser un pistolet pour tuer une personne qui nous déplaît, nous ne pouvons pas légalement avoir le droit d’utiliser le Death Note pour le même usage.</text:span></text:p>
      <text:p text:style-name="P8"><text:span text:style-name="T11"><text:tab/>Maintenant, la question est plus épineuse d’un point de vue moral. Ce n’est pas parce que la loi interdit quelque chose que c’est </text:span><text:span text:style-name="T3">vraiment</text:span><text:span text:style-name="T11"> mauvais (la loi peut changer !). Light a-t-il </text:span><text:span text:style-name="T3">moralement</text:span><text:span text:style-name="T11"> le droit d’utiliser le Death Note ?</text:span></text:p>
      <text:p text:style-name="P8"><text:span text:style-name="T11"><text:tab/></text:span><text:span text:style-name="T12">On peut commencer par relever un paradoxe : si je tue un criminel, ne deviens-je pas moi-même un criminel ? Dans ce cas, Light ne devrait-il pas inscrire son propre nom sur le Death Note ?</text:span></text:p>
      <text:p text:style-name="P8"><text:span text:style-name="T11"><text:tab/></text:span><text:span text:style-name="T12">Si l’on accepte le principe d’un droit à utiliser le Death Note</text:span><text:span text:style-name="T11">, il y a des conditions fortes à cet usage : le pouvoir de Light n’est légitime qu’à la condition qu’il soit absolument certain qu’il soit exercé correctement. Qu’en est-il si Light</text:span><text:span text:style-name="T3"> se trompe</text:span><text:span text:style-name="T11">, et considère comme un criminel quelqu’un qui en fait est innocent ? Comment distinguer les crimes qui méritent la mort et ceux qui ne la méritent pas ? </text:span><text:span text:style-name="T12">Ne peut-il pas y avoir des</text:span><text:span text:style-name="T4"> circonstances atténuantes</text:span><text:span text:style-name="T12"> qui feraient que des crimes similaires ne devraient pas être punis avec la même sévérité ?</text:span><text:span text:style-name="T3"> </text:span><text:span text:style-name="T11">Et </text:span><text:span text:style-name="T12">qu’en est-il</text:span><text:span text:style-name="T11"> si, </text:span><text:span text:style-name="T12">comme dans l’anime, la santé mentale de</text:span><text:span text:style-name="T11"> Light</text:span><text:span text:style-name="T3"> </text:span><text:span text:style-name="T11">commence à </text:span><text:span text:style-name="T12">se dégrader ? On voit que ce pouvoir ne peut être considéré comme légitime qu’à la condition d’être manipulé avec sagesse.</text:span></text:p>
      <text:p text:style-name="P9"/>
      <text:p text:style-name="P6"><text:span text:style-name="T9">3</text:span><text:span text:style-name="T7">. </text:span><text:span text:style-name="T14">(4 points) </text:span><text:span text:style-name="T7">A la fin de l’épisode 2, Light Yagami et L disent tous les deux « je suis la justice ». Pourtant, ils n’entendent pas exactement la même chose par ce mot. Qu’est-ce que la justice pour Light ? Et pour L ?</text:span></text:p>
      <text:p text:style-name="P10"/>
      <text:p text:style-name="P6"><text:span text:style-name="T7"><text:tab/></text:span><text:span text:style-name="T12">Light </text:span><text:span text:style-name="T13">se fait de</text:span><text:span text:style-name="T12"> la justice </text:span><text:span text:style-name="T13">une conception morale et répressive : elle consiste à punir ceux qui agissent mal. Cette justice morale prend même des accents religieux : Light veut être le nouveau Dieu de son monde, omniscient et omnipotent. Dans cette conception, la justice est un idéal, que Light veut incarner par son action.</text:span></text:p>
      <text:p text:style-name="P11"><text:tab/>Au contraire, pour L la justice n’est pas qu’un idéal : c’est le respect de toutes les institutions qui font appliquer les lois. L n’a pas pour ambition d’incarner un idéal moral : il désire simplement aider Interpol dans sa lutte contre les criminels. De ce point de vue, le criminel n’est pas défini comme celui qui a un caractère corrompu, mais comme celui qui ne respecte pas les lois : de ce point de vue, Light est bien un criminel, aussi bonnes que pourraient être ses intentions.</text:p>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04T14:34:16.260000000</meta:creation-date>
    <dc:title>Page vierge</dc:title>
    <meta:generator>LibreOffice/7.2.5.2$Windows_X86_64 LibreOffice_project/499f9727c189e6ef3471021d6132d4c694f357e5</meta:generator>
    <meta:editing-duration>PT21M42S</meta:editing-duration>
    <meta:editing-cycles>4</meta:editing-cycles>
    <meta:initial-creator>Vivien Mirebeau</meta:initial-creator>
    <dc:date>2023-05-09T20:39:46.489000000</dc:date>
    <meta:document-statistic meta:table-count="0" meta:image-count="0" meta:object-count="0" meta:page-count="1" meta:paragraph-count="15" meta:word-count="722" meta:character-count="4117" meta:non-whitespace-character-count="3401"/>
    <meta:template xlink:type="simple" xlink:actuate="onRequest" xlink:title="Page vierge" xlink:href="../../../../AppData/Roaming/LibreOffice/4/user/template/Page%20vierge1.ott" meta:date="2022-01-04T14:34:15.350000000"/>
  </office:meta>
</office:document-meta>
</file>